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1D3442F61EB44BD3.jpg" manifest:media-type="image/jpeg"/>
  <manifest:file-entry manifest:full-path="Pictures/1000000000000670000008F1F65908251CFF9CBD.jpg" manifest:media-type="image/jpeg"/>
  <manifest:file-entry manifest:full-path="Pictures/1000000000000670000008F12261FDA41C5C85B6.jpg" manifest:media-type="image/jpeg"/>
  <manifest:file-entry manifest:full-path="Pictures/1000000000000670000008F1328E17270763F8F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1D3442F61EB44BD3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2261FDA41C5C85B6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328E17270763F8FE.jpg" xlink:type="simple" xlink:show="embed" xlink:actuate="onLoad" loext:mime-type="image/jpeg"/></draw:frame></text:p>
      <text:p text:style-name="P1"><draw:frame draw:style-name="fr1" draw:name="Image4" text:anchor-type="paragraph" svg:width="17.59cm" svg:height="24.43cm" draw:z-index="3"><draw:image xlink:href="Pictures/1000000000000670000008F1F65908251CFF9CB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2-16T17:02:07.248000000</dc:date>
    <meta:editing-duration>PT22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